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U_a, мВ</text:p>
          </table:table-cell>
          <table:table-cell office:value-type="string" calcext:value-type="string">
            <text:p>R_н, кОм</text:p>
          </table:table-cell>
          <table:table-cell office:value-type="string" calcext:value-type="string">
            <text:p>I, <text:s/>мкА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2" calcext:value-type="float">
            <text:p>2</text:p>
          </table:table-cell>
          <table:table-cell table:formula="of:= [.A2]/[.B2]"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.1" calcext:value-type="float">
            <text:p>5,1</text:p>
          </table:table-cell>
          <table:table-cell table:style-name="ce1" table:formula="of:= [.A3]/[.B3]" office:value-type="float" office:value="980.392156862745" calcext:value-type="float">
            <text:p>980,4</text:p>
          </table:table-cell>
        </table:table-row>
        <table:table-row table:style-name="ro1">
          <table:table-cell office:value-type="float" office:value="9786" calcext:value-type="float">
            <text:p>9786</text:p>
          </table:table-cell>
          <table:table-cell office:value-type="float" office:value="10" calcext:value-type="float">
            <text:p>10</text:p>
          </table:table-cell>
          <table:table-cell table:formula="of:= [.A4]/[.B4]" office:value-type="float" office:value="978.6" calcext:value-type="float">
            <text:p>978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4:39:01.569937244</meta:creation-date>
    <dc:date>2024-10-18T14:44:00.121976358</dc:date>
    <meta:editing-duration>PT4M59S</meta:editing-duration>
    <meta:editing-cycles>1</meta:editing-cycles>
    <meta:document-statistic meta:table-count="1" meta:cell-count="12" meta:object-count="0"/>
    <meta:generator>LibreOffice/24.2.6.2$Linux_X86_64 LibreOffice_project/420$Build-2</meta:generator>
  </office:meta>
</office:document-meta>
</file>